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font-name="DejaVu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1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1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3" calcext:value-type="float">
            <text:p>3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4" calcext:value-type="float">
            <text:p>4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5" calcext:value-type="float">
            <text:p>5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6" calcext:value-type="float">
            <text:p>6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7" calcext:value-type="float">
            <text:p>7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8" calcext:value-type="float">
            <text:p>8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10" calcext:value-type="float">
            <text:p>10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4" calcext:value-type="float">
            <text:p>14</text:p>
          </table:table-cell>
          <table:table-cell table:number-columns-repeated="2"/>
          <table:table-cell table:style-name="Default"/>
        </table:table-row>
        <table:table-row table:style-name="ro3"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office:value-type="string" calcext:value-type="string">
            <text:p>tradukota</text:p>
          </table:table-cell>
          <table:table-cell table:style-name="ce15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7:53:05.829332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7-08T17:51:09.156368304</dc:date>
    <meta:editing-duration>P1DT12H5M16S</meta:editing-duration>
    <meta:editing-cycles>152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